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CreditNot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redit Note. Details</text:p>
          </table:table-cell>
          <table:table-cell table:style-name="ce2" office:value-type="string">
            <text:p>CreditNote</text:p>
          </table:table-cell>
          <table:table-cell table:style-name="ce2" office:value-type="string">
            <text:p>The document used to specify credits due to the Debtor from the Credito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Nota di Credito</text:p>
          </table:table-cell>
          <table:table-cell table:style-name="ce15" office:value-type="string">
            <text:p>Il documento usato per specificare i crediti dovuti al Debitore da parte del Creditore.</text:p>
          </table:table-cell>
          <table:table-cell table:style-name="ce24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Cred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Cred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Cred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Cred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Credit Note assigned by the Creditor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a Nota di Credito assegnato dal Cred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Cred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Credit Note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a Nota di Credito è (true) o non è (false) una copia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Cred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Cred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Creditor on which the Credit Note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Nota di Credito assegnata dal Cred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Cred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Creditor at which the Credit Note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Nota di Credito assegnata dal Cred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3" office:value-type="string">
            <text:p>Cred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Credit Note used Indicates the point at which tax becomes applicab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Scadenza Imposizione</text:p>
          </table:table-cell>
          <table:table-cell table:style-name="ce16" office:value-type="string">
            <text:p>La data della Nota di Credito, usata per indicare il momento in cui l'imposta sarà applicabile.</text:p>
          </table:table-cell>
          <table:table-cell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Cred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Cred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a Nota di Credit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Cred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predefinita per l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Cred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utilizzata per le imposte nell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Cred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i prezzi nell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Credit Not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agamento</text:p>
          </table:table-cell>
          <table:table-cell table:style-name="ce16" office:value-type="string">
            <text:p>La valuta utilizzata per il pagamento nell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Credit Not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Cred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i Pagamento Alternativa</text:p>
          </table:table-cell>
          <table:table-cell table:style-name="ce16" office:value-type="string">
            <text:p>La valuta alternativa utilizzata per il pagamento nell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Cred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Credit Not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Cred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Credit Not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16" office:value-type="string">
            <text:p>Il Centro di Costo contabile dell'Acquirente applicato all'intera Nota di Credito, espresso come testo.</text:p>
          </table:table-cell>
          <table:table-cell table:number-columns-repeated="1016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3" office:value-type="string">
            <text:p>Cred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red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Credit Note with an Invoicing Period rather than a specific Invo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Fatturazione</text:p>
          </table:table-cell>
          <table:table-cell office:value-type="string">
            <text:p>Associa la Nota di Credito con un Periodo Fatturazione piuttosto che con una Fattura specifica.</text:p>
          </table:table-cell>
          <table:table-cell table:style-name="ce25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red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sposta Discrepanza</text:p>
          </table:table-cell>
          <table:table-cell office:value-type="string">
            <text:p>Associazione al motivo per cui è stata emessa la Nota di Credito.</text:p>
          </table:table-cell>
          <table:table-cell table:style-name="ce25"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Cred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ferenc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Ordine collegato.</text:p>
          </table:table-cell>
          <table:table-cell table:style-name="ce25"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Cred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Fatturazione</text:p>
          </table:table-cell>
          <table:table-cell office:value-type="string">
            <text:p>Associazione al Rif.to Fattura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Cred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Spedizione</text:p>
          </table:table-cell>
          <table:table-cell office:value-type="string">
            <text:p>Associazione (riferimento) all'Avviso di Spedi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Cred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Ricevimento</text:p>
          </table:table-cell>
          <table:table-cell office:value-type="string">
            <text:p>Associazione (riferimento) all'Avviso Ricevi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Cred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Contratto</text:p>
          </table:table-cell>
          <table:table-cell office:value-type="string">
            <text:p>Associazione (riferimento) al Contratto.</text:p>
          </table:table-cell>
          <table:table-cell table:style-name="ce25"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Cred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Cred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Cred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Cred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Cred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 Pagamento</text:p>
          </table:table-cell>
          <table:table-cell office:value-type="string">
            <text:p>Associazione al Beneficiario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Cred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appresentante Fiscale</text:p>
          </table:table-cell>
          <table:table-cell office:value-type="string">
            <text:p>Associazione al Rappresentante Fiscale.</text:p>
          </table:table-cell>
          <table:table-cell table:style-name="ce25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Cred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Imposta</text:p>
          </table:table-cell>
          <table:table-cell office:value-type="string">
            <text:p>Associazione al Tasso di Cambio tra la Valuta Documento e quella delle Imposte.</text:p>
          </table:table-cell>
          <table:table-cell table:style-name="ce25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Cred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rezzi</text:p>
          </table:table-cell>
          <table:table-cell office:value-type="string">
            <text:p>Associazione al Tasso di Cambio tra la Valuta del Documento e quella del Prezzo formulato.</text:p>
          </table:table-cell>
          <table:table-cell table:style-name="ce25" table:number-columns-repeated="1016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Credit Not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agamento</text:p>
          </table:table-cell>
          <table:table-cell office:value-type="string">
            <text:p>Associazione al Tasso di Cambio tra la Valuta del Documento e quella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Credit Not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di Pagamento Alternativo</text:p>
          </table:table-cell>
          <table:table-cell office:value-type="string">
            <text:p>Associazione al Tasso di Cambio tra la Valuta del Documento e la Valuta Alternativa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redit Note. Allowance Charge</text:p>
          </table:table-cell>
          <table:table-cell office:value-type="string">
            <text:p>AllowanceCharge</text:p>
          </table:table-cell>
          <table:table-cell office:value-type="string">
            <text:p>An association to Allowances and Charges that apply to the Cred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Abbuono / Addebito</text:p>
          </table:table-cell>
          <table:table-cell office:value-type="string">
            <text:p>Associazione agli Abbuoni e Addebiti che si applicano all'intera Nota di Credito.</text:p>
          </table:table-cell>
          <table:table-cell table:style-name="ce25" table:number-columns-repeated="1016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Cred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.</text:p>
          </table:table-cell>
          <table:table-cell table:style-name="ce25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Credit Note. Legal_ Monetary Total. Monetary Total</text:p>
          </table:table-cell>
          <table:table-cell office:value-type="string">
            <text:p>LegalMonetaryTotal</text:p>
          </table:table-cell>
          <table:table-cell office:value-type="string">
            <text:p>An association to the total amount payable on the Cred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Nota di Credito</text:p>
          </table:table-cell>
          <table:table-cell office:value-type="string">
            <text:p>Associazione al totale a debito, inclusivo di Abbuoni, Addebiti ed Imposte.</text:p>
          </table:table-cell>
          <table:table-cell table:style-name="ce25" table:number-columns-repeated="1016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Credit Note. Credit Note Line</text:p>
          </table:table-cell>
          <table:table-cell office:value-type="string">
            <text:p>CreditNoteLine</text:p>
          </table:table-cell>
          <table:table-cell office:value-type="string">
            <text:p>An association to one or more Cred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Nota di Credito</text:p>
          </table:table-cell>
          <table:table-cell office:value-type="string">
            <text:p>Associazione ad una o più Righe Nota di Credito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CreditNot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38</dc:date>
    <meta:document-statistic meta:table-count="1" meta:cell-count="331" meta:object-count="0"/>
    <meta:generator>OpenOffice.org/3.0$Win32 OpenOffice.org_project/300m9$Build-9358</meta:generator>
  </office:meta>
</office:document-meta>
</file>